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officeooo:rsid="0011a885" officeooo:paragraph-rsid="0011a885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officeooo:rsid="0011a885" officeooo:paragraph-rsid="0011a885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Statement </text:p>
      <text:p text:style-name="P2">Implement a program which use Vedic Mathematics method to find square of 2-digit numbers using shared memory and distributed programming </text:p>
      <text:p text:style-name="P2"></text:p>
      <text:p text:style-name="P1">Tools used </text:p>
      <text:p text:style-name="P2">Operating System:Ubuntu 14.04 LTS(64 bit) or windows,OpenMP,Vedic Maths Method</text:p>
      <text:p text:style-name="P2"></text:p>
      <text:p text:style-name="P1">Mathematical Model</text:p>
      <text:p text:style-name="P2">Let S be the solution perspective of Vedic Mathematics method to find square of 2-digit</text:p>
      <text:p text:style-name="P2">numbers using shared memory and distributed programming such that</text:p>
      <text:p text:style-name="P2">S={s , e , i , o , f , DD , NDD , success , failure }</text:p>
      <text:p text:style-name="P2"/>
      <text:p text:style-name="P2">s= Initial State</text:p>
      <text:p text:style-name="P2"/>
      <text:p text:style-name="P2">e=End State</text:p>
      <text:p text:style-name="P2"/>
      <text:p text:style-name="P2">i=Input of the System</text:p>
      <text:p text:style-name="P2"/>
      <text:p text:style-name="P2">o=Output of the System</text:p>
      <text:p text:style-name="P2"/>
      <text:p text:style-name="P2">f=functions required to implement the system</text:p>
      <text:p text:style-name="P2"/>
      <text:p text:style-name="P2">DD=Deterministic Data ,it helps identifying the load store functions or assignment </text:p>
      <text:p text:style-name="P2">functions.</text:p>
      <text:p text:style-name="P2"/>
      <text:p text:style-name="P2">NDD=Non Deterministic Data of the system to be solve</text:p>
      <text:p text:style-name="P2"/>
      <text:p text:style-name="P2">success=Desired Output Generated</text:p>
      <text:p text:style-name="P2"/>
      <text:p text:style-name="P2">failure= Desired Output not Generated or forced exit due to system error</text:p>
      <text:p text:style-name="P2">For the Given Problem</text:p>
      <text:p text:style-name="P2"/>
      <text:p text:style-name="P1">In Case Of Our Problem:-</text:p>
      <text:p text:style-name="P1"/>
      <text:p text:style-name="P2">s=Initial state of the problem before entering inputs.</text:p>
      <text:p text:style-name="P2"/>
      <text:p text:style-name="P2">e=End of the system</text:p>
      <text:p text:style-name="P2"/>
      <text:p text:style-name="P2">input i={num}</text:p>
      <text:p text:style-name="P2"/>
      <text:p text:style-name="P2">output i={ans(square of number)}</text:p>
      <text:p text:style-name="P2"/>
      <text:p text:style-name="P2">f=getSquare(char)</text:p>
      <text:p text:style-name="P2"/>
      <text:p text:style-name="P2">DD={2,10}</text:p>
      <text:p text:style-name="P2"/>
      <text:p text:style-name="P2">NDD={num,ans}</text:p>
      <text:p text:style-name="P2"/>
      <text:p text:style-name="P2"><text:soft-page-break/>success=Square of the entered number is calculated</text:p>
      <text:p text:style-name="P2"/>
      <text:p text:style-name="P2">failure=wrong resul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3:42:19.721123145</meta:creation-date>
    <dc:date>2015-03-09T13:49:38.901589665</dc:date>
    <meta:editing-duration>PT25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2" meta:paragraph-count="31" meta:word-count="171" meta:character-count="1130" meta:non-whitespace-character-count="956"/>
  </office:meta>
</office:document-meta>
</file>